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aa74" officeooo:paragraph-rsid="0018aa7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14744" officeooo:paragraph-rsid="0021474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7fca1" officeooo:paragraph-rsid="0027fca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85fdf" officeooo:paragraph-rsid="00285fd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bbd07" officeooo:paragraph-rsid="002bbd0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cf7f1" officeooo:paragraph-rsid="002cf7f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d00cf" officeooo:paragraph-rsid="002d00c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d1da6" officeooo:paragraph-rsid="002d1da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f913f" officeooo:paragraph-rsid="002f913f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normal" officeooo:rsid="0018aa74" officeooo:paragraph-rsid="0018aa7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71f6" officeooo:paragraph-rsid="001a71f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da47" officeooo:paragraph-rsid="001bda47" style:font-weight-asian="normal" style:font-weight-complex="normal"/>
    </style:style>
    <style:style style:name="P13" style:family="paragraph">
      <style:paragraph-properties fo:text-align="center"/>
    </style:style>
    <style:style style:name="T1" style:family="text">
      <style:text-properties officeooo:rsid="001d8a92"/>
    </style:style>
    <style:style style:name="T2" style:family="text">
      <style:text-properties officeooo:rsid="0021474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b720" style:font-weight-asian="normal" style:font-weight-complex="normal"/>
    </style:style>
    <style:style style:name="T5" style:family="text">
      <style:text-properties fo:font-weight="normal" officeooo:rsid="0027cbd2" style:font-weight-asian="normal" style:font-weight-complex="normal"/>
    </style:style>
    <style:style style:name="T6" style:family="text">
      <style:text-properties fo:font-weight="normal" officeooo:rsid="0027fca1" style:font-weight-asian="normal" style:font-weight-complex="normal"/>
    </style:style>
    <style:style style:name="T7" style:family="text">
      <style:text-properties fo:font-weight="normal" officeooo:rsid="002a3f11" style:font-weight-asian="normal" style:font-weight-complex="normal"/>
    </style:style>
    <style:style style:name="T8" style:family="text">
      <style:text-properties fo:font-weight="normal" officeooo:rsid="002c7186" style:font-weight-asian="normal" style:font-weight-complex="normal"/>
    </style:style>
    <style:style style:name="T9" style:family="text">
      <style:text-properties fo:font-weight="normal" officeooo:rsid="002ce260" style:font-weight-asian="normal" style:font-weight-complex="normal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fo:font-weight="normal" officeooo:rsid="002cf7f1" style:font-weight-asian="normal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02ce260" style:font-weight-asian="normal" style:font-weight-complex="normal"/>
    </style:style>
    <style:style style:name="T15" style:family="text">
      <style:text-properties style:text-position="0% 100%" fo:font-weight="normal" officeooo:rsid="002cf7f1" style:font-weight-asian="normal" style:font-weight-complex="normal"/>
    </style:style>
    <style:style style:name="T16" style:family="text">
      <style:text-properties style:text-position="0% 100%" fo:font-weight="normal" officeooo:rsid="002d0394" style:font-weight-asian="normal" style:font-weight-complex="normal"/>
    </style:style>
    <style:style style:name="T17" style:family="text">
      <style:text-properties style:text-position="0% 100%" fo:font-weight="normal" officeooo:rsid="002f3263" style:font-weight-asian="normal" style:font-weight-complex="normal"/>
    </style:style>
    <style:style style:name="T18" style:family="text">
      <style:text-properties style:text-position="0% 100%" fo:font-weight="normal" officeooo:rsid="00312187" style:font-weight-asian="normal" style:font-weight-complex="normal"/>
    </style:style>
    <style:style style:name="T19" style:family="text">
      <style:text-properties style:text-position="0% 100%" fo:font-weight="normal" officeooo:rsid="0032b592" style:font-weight-asian="normal" style:font-weight-complex="normal"/>
    </style:style>
    <style:style style:name="T20" style:family="text">
      <style:text-properties style:text-position="0% 100%" fo:font-weight="normal" officeooo:rsid="0035d691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osé Carlos</text:p>
      <text:p text:style-name="P1">Algor<text:span text:style-name="T2">i</text:span>tmos de Rasterização</text:p>
      <text:p text:style-name="P1"/>
      <text:p text:style-name="P11">Pesquisas na internet: </text:p>
      <text:p text:style-name="P11"><text:tab/>Rasterização, João Manuel Brisson Lopes, 2004</text:p>
      <text:p text:style-name="P11"><text:tab/>Wikipédia, Rasterização <text:a xlink:type="simple" xlink:href="https://pt.wikipedia.org/wiki/Rasterização" text:style-name="Internet_20_link" text:visited-style-name="Visited_20_Internet_20_Link">https://pt.wikipedia.org/wiki/Rasterização</text:a></text:p>
      <text:p text:style-name="P11"/>
      <text:p text:style-name="P11"/>
      <text:p text:style-name="P11">Rasterização é o processo de conversão de uma imagem vetorial (curvas funcionais) para uma imagem raster (pixels ou pontos), decidindo quais desses pixels ou pontos serão pintados e exibidos na tela.</text:p>
      <text:p text:style-name="P12"><text:span text:style-name="T1">Trataremos da rasterização de retas e círculos, usando os seguintes algoritmos: simples, incremental e Bresenham. Esses algoritmos diferem entre si, na sua precisão dos resultados e na velocidade de execução das tarefas.</text:span></text:p>
      <text:p text:style-name="P11"/>
      <text:p text:style-name="P2">Simples –<text:span text:style-name="T3"> Também conhecido como ime</text:span><text:span text:style-name="T4">diato, </text:span><text:span text:style-name="T5">baseia-se na equação da reta, <text:s/>y = mx + b, </text:span><text:span text:style-name="T6">e nos </text:span><text:span text:style-name="T5"><text:s/>valores de m e b, de modo que ao se variar o valor de x entre os pontos inicial e final dados, obtem-se um valor real y que deverá ser arrendondado para o inteiro mais próximo por meio da função de truncamento floor.</text:span></text:p>
      <text:p text:style-name="P3"><draw:line text:anchor-type="paragraph" draw:z-index="0" draw:name="Forma1" draw:style-name="gr1" draw:text-style-name="P13" svg:x1="1.115cm" svg:y1="0.578cm" svg:x2="2.438cm" svg:y2="0.543cm"><text:p/></draw:line><text:span text:style-name="T5"><text:s text:c="4"/></text:span><text:span text:style-name="T3">m = y2 – y1<text:tab/><text:tab/><text:tab/><text:tab/>b = y1 – mx1</text:span></text:p>
      <text:p text:style-name="P3"><text:span text:style-name="T3"><text:tab/>x2 – x1</text:span></text:p>
      <text:p text:style-name="P4"><text:span text:style-name="T3"/></text:p>
      <text:p text:style-name="P4"><text:span text:style-name="T3">Assim temos: y = Round(mx + b) <text:s text:c="2"/></text:span><text:span text:style-name="T7">ou</text:span><text:span text:style-name="T3"> y = Floor(0,5 + mx + b)</text:span></text:p>
      <text:p text:style-name="P4"><text:span text:style-name="T3"/></text:p>
      <text:p text:style-name="P5">Incremental – <text:span text:style-name="T3">Esse algoritmo consegue reduzir o número de operações matemáticas envolvidas melhorando assim o seu desempenho. </text:span><text:span text:style-name="T8">O valor de x é incrementado </text:span><text:span text:style-name="T9">de </text:span><text:span text:style-name="T8">uma </text:span><text:span text:style-name="T9">em uma </text:span><text:span text:style-name="T8">unidade para </text:span><text:span text:style-name="T9">encontrar os valores de y correspondentes nesse intervalo, levando em conta a variação de m.</text:span></text:p>
      <text:p text:style-name="P6"><text:span text:style-name="T9">x</text:span><text:span text:style-name="T10">i+1 </text:span><text:span text:style-name="T13"><text:s/>= x</text:span><text:span text:style-name="T10">i</text:span><text:span text:style-name="T13"> + 1</text:span></text:p>
      <text:p text:style-name="P6"><text:span text:style-name="T13"/></text:p>
      <text:p text:style-name="P6"><text:span text:style-name="T13">Assim, o valor de y para x</text:span><text:span text:style-name="T10">i</text:span><text:span text:style-name="T13"> + 1 será</text:span></text:p>
      <text:p text:style-name="P6"><text:span text:style-name="T13">y</text:span><text:span text:style-name="T10">i+1 </text:span><text:span text:style-name="T13">= m</text:span><text:span text:style-name="T14">x</text:span><text:span text:style-name="T10">i+1 <text:s/></text:span><text:span text:style-name="T13"><text:s/>+ b</text:span></text:p>
      <text:p text:style-name="P6"><text:span text:style-name="T13"><text:s text:c="5"/>= m(x</text:span><text:span text:style-name="T10">i</text:span><text:span text:style-name="T13"> + 1) + b</text:span></text:p>
      <text:p text:style-name="P6"><text:span text:style-name="T13"><text:s text:c="5"/>= m + mx</text:span><text:span text:style-name="T10">i </text:span><text:span text:style-name="T13">+ b</text:span></text:p>
      <text:p text:style-name="P6"><text:span text:style-name="T13"><text:s text:c="4"/>= m + y</text:span><text:span text:style-name="T10">i </text:span></text:p>
      <text:p text:style-name="P7"><text:span text:style-name="T13">Ou seja, o valor de </text:span><text:span text:style-name="T15">y</text:span><text:span text:style-name="T11">i+1 </text:span><text:span text:style-name="T15"><text:s/></text:span><text:span text:style-name="T13">é o valor de y</text:span><text:span text:style-name="T10">i </text:span><text:span text:style-name="T13">+ m </text:span><text:span text:style-name="T16">(inclinação da reta).</text:span></text:p>
      <text:p text:style-name="P8"><text:span text:style-name="T16">C</text:span><text:span text:style-name="T13">omo m é real há aqui uma <text:s/></text:span><text:span text:style-name="T17">grande </text:span><text:span text:style-name="T13">acumulação de erros em função da representação real em memória e dos sucessivos incrementos unitários em x.</text:span></text:p>
      <text:p text:style-name="P7"><text:span text:style-name="T13"/></text:p>
      <text:p text:style-name="P9"><text:span text:style-name="T12">Bresenham – </text:span><text:span text:style-name="T13">Aqui temos significante </text:span><text:span text:style-name="T18">ganho de </text:span><text:span text:style-name="T13">precisão e a velocidade de rasterização, </text:span><text:span text:style-name="T18">uma vez que</text:span><text:span text:style-name="T13"> esse algoritmo trabalha com </text:span><text:span text:style-name="T18">operações aritméticas em </text:span><text:span text:style-name="T13">valores inteiros. </text:span><text:span text:style-name="T18">Para isso se baseia no ponto médio para decidir qual ponto será pintado na tela. </text:span><text:span text:style-name="T19">A escolha é feita determinando a distância de intersecção da reta com a coluna de pixel de cada um dos pontos, decidindo assim pelo ponto de intersecção mais próximo. </text:span><text:span text:style-name="T20">Se o ponto médio estiver abaixo da reta pinta o pixel de cima da reta, se ao contrário, pinta o pixel de baix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0:10:20.631565347</meta:creation-date>
    <dc:date>2018-11-20T21:55:01.797586817</dc:date>
    <meta:editing-duration>PT1H23M51S</meta:editing-duration>
    <meta:editing-cycles>26</meta:editing-cycles>
    <meta:generator>LibreOffice/6.0.6.2$Linux_X86_64 LibreOffice_project/00m0$Build-2</meta:generator>
    <meta:document-statistic meta:table-count="0" meta:image-count="0" meta:object-count="0" meta:page-count="1" meta:paragraph-count="21" meta:word-count="376" meta:character-count="2126" meta:non-whitespace-character-count="1730"/>
  </office:meta>
</office:document-meta>
</file>